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613cm"/>
    </style:style>
    <style:style style:name="co3" style:family="table-column">
      <style:table-column-properties fo:break-before="auto" style:column-width="2.836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4.528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1.9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874cm"/>
    </style:style>
    <style:style style:name="co10" style:family="table-column">
      <style:table-column-properties fo:break-before="auto" style:column-width="4.069cm"/>
    </style:style>
    <style:style style:name="co11" style:family="table-column">
      <style:table-column-properties fo:break-before="auto" style:column-width="1.69cm"/>
    </style:style>
    <style:style style:name="co12" style:family="table-column">
      <style:table-column-properties fo:break-before="auto" style:column-width="3.6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7" style:family="table-cell" style:parent-style-name="Default" style:data-style-name="N107">
      <style:table-cell-properties fo:border="0.06pt solid #000000"/>
    </style:style>
    <style:style style:name="ce8" style:family="table-cell" style:parent-style-name="Default" style:data-style-name="N109">
      <style:table-cell-properties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ts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2" table:default-cell-style-name="ce8"/>
        <table:table-column table:style-name="co5" table:default-cell-style-name="Default"/>
        <table:table-column table:style-name="co1" table:default-cell-style-name="ce5"/>
        <table:table-column table:style-name="co6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7" table:default-cell-style-name="ce8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 </text:p>
          </table:table-cell>
          <table:covered-table-cell table:number-columns-repeated="6" table:style-name="ce1" office:value-type="string" calcext:value-type="string">
            <text:p>R </text:p>
          </table:covered-table-cell>
          <table:table-cell/>
          <table:table-cell table:style-name="ce12" office:value-type="string" calcext:value-type="string" table:number-columns-spanned="7" table:number-rows-spanned="1">
            <text:p>Python</text:p>
          </table:table-cell>
          <table:covered-table-cell table:number-columns-repeated="6" table:style-name="ce12" office:value-type="string" calcext:value-type="string">
            <text:p>Python</text:p>
          </table:covered-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Jeu de donnees</text:p>
          </table:table-cell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Variable cible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/>
          <table:table-cell table:style-name="ce4" office:value-type="string" calcext:value-type="string">
            <text:p>Jeu de donnees</text:p>
          </table:table-cell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Variable cible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4.1273" calcext:value-type="float">
            <text:p>4,1273</text:p>
          </table:table-cell>
          <table:table-cell office:value-type="string" calcext:value-type="string">
            <text:p>mean_absolute_error</text:p>
          </table:table-cell>
          <table:table-cell office:value-type="float" office:value="1.0471499401131" calcext:value-type="float">
            <text:p>1,047150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3694" calcext:value-type="float">
            <text:p>0,3694</text:p>
          </table:table-cell>
          <table:table-cell office:value-type="string" calcext:value-type="string">
            <text:p>mean_absolute_error</text:p>
          </table:table-cell>
          <table:table-cell office:value-type="float" office:value="1.1159426635866" calcext:value-type="float">
            <text:p>1,1159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0.1682" calcext:value-type="float">
            <text:p>0,1682</text:p>
          </table:table-cell>
          <table:table-cell office:value-type="string" calcext:value-type="string">
            <text:p>mean_absolute_error</text:p>
          </table:table-cell>
          <table:table-cell office:value-type="float" office:value="1.21819371435147" calcext:value-type="float">
            <text:p>1,218194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1159" calcext:value-type="float">
            <text:p>0,1159</text:p>
          </table:table-cell>
          <table:table-cell office:value-type="string" calcext:value-type="string">
            <text:p>mean_absolute_error</text:p>
          </table:table-cell>
          <table:table-cell office:value-type="float" office:value="1.10014584564404" calcext:value-type="float">
            <text:p>1,100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116" calcext:value-type="float">
            <text:p>0,1160</text:p>
          </table:table-cell>
          <table:table-cell office:value-type="string" calcext:value-type="string">
            <text:p>root_mean_squared_error</text:p>
          </table:table-cell>
          <table:table-cell office:value-type="float" office:value="1.39236246579773" calcext:value-type="float">
            <text:p>1,392362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1991" calcext:value-type="float">
            <text:p>0,1991</text:p>
          </table:table-cell>
          <table:table-cell office:value-type="string" calcext:value-type="string">
            <text:p>root_mean_squared_error</text:p>
          </table:table-cell>
          <table:table-cell office:value-type="float" office:value="1.48040076654244" calcext:value-type="float">
            <text:p>1,4804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0761" calcext:value-type="float">
            <text:p>0,0761</text:p>
          </table:table-cell>
          <table:table-cell office:value-type="string" calcext:value-type="string">
            <text:p>r2_score</text:p>
          </table:table-cell>
          <table:table-cell office:value-type="float" office:value="0.119161022285791" calcext:value-type="float">
            <text:p>0,119161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1992" calcext:value-type="float">
            <text:p>0,1992</text:p>
          </table:table-cell>
          <table:table-cell office:value-type="string" calcext:value-type="string">
            <text:p>r2_score</text:p>
          </table:table-cell>
          <table:table-cell office:value-type="float" office:value="0.101440582940173" calcext:value-type="float">
            <text:p>0,1014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0791" calcext:value-type="float">
            <text:p>0,0791</text:p>
          </table:table-cell>
          <table:table-cell office:value-type="string" calcext:value-type="string">
            <text:p>mean_absolute_error</text:p>
          </table:table-cell>
          <table:table-cell office:value-type="float" office:value="1.19470854379877" calcext:value-type="float">
            <text:p>1,194709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1603" calcext:value-type="float">
            <text:p>0,1603</text:p>
          </table:table-cell>
          <table:table-cell office:value-type="string" calcext:value-type="string">
            <text:p>mean_absolute_error</text:p>
          </table:table-cell>
          <table:table-cell office:value-type="float" office:value="0.988812060085962" calcext:value-type="float">
            <text:p>0,9888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0.0717" calcext:value-type="float">
            <text:p>0,0717</text:p>
          </table:table-cell>
          <table:table-cell office:value-type="string" calcext:value-type="string">
            <text:p>r2_score</text:p>
          </table:table-cell>
          <table:table-cell office:value-type="float" office:value="0.00209511219193885" calcext:value-type="float">
            <text:p>0,002095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1262" calcext:value-type="float">
            <text:p>0,1262</text:p>
          </table:table-cell>
          <table:table-cell office:value-type="string" calcext:value-type="string">
            <text:p>r2_score</text:p>
          </table:table-cell>
          <table:table-cell office:value-type="float" office:value="0.259552009161596" calcext:value-type="float">
            <text:p>0,2595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0615" calcext:value-type="float">
            <text:p>0,0615</text:p>
          </table:table-cell>
          <table:table-cell office:value-type="string" calcext:value-type="string">
            <text:p>root_mean_squared_error</text:p>
          </table:table-cell>
          <table:table-cell office:value-type="float" office:value="1.50016959080479" calcext:value-type="float">
            <text:p>1,500170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1284" calcext:value-type="float">
            <text:p>0,1284</text:p>
          </table:table-cell>
          <table:table-cell office:value-type="string" calcext:value-type="string">
            <text:p>root_mean_squared_error</text:p>
          </table:table-cell>
          <table:table-cell office:value-type="float" office:value="1.47152336633169" calcext:value-type="float">
            <text:p>1,4715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1802" calcext:value-type="float">
            <text:p>0,1802</text:p>
          </table:table-cell>
          <table:table-cell office:value-type="string" calcext:value-type="string">
            <text:p>mean_absolute_error</text:p>
          </table:table-cell>
          <table:table-cell office:value-type="float" office:value="1.19822390745477" calcext:value-type="float">
            <text:p>1,198224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1112" calcext:value-type="float">
            <text:p>0,1112</text:p>
          </table:table-cell>
          <table:table-cell office:value-type="string" calcext:value-type="string">
            <text:p>mean_absolute_error</text:p>
          </table:table-cell>
          <table:table-cell office:value-type="float" office:value="1.09187721140487" calcext:value-type="float">
            <text:p>1,0918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0.0683" calcext:value-type="float">
            <text:p>0,0683</text:p>
          </table:table-cell>
          <table:table-cell office:value-type="string" calcext:value-type="string">
            <text:p>root_mean_squared_error</text:p>
          </table:table-cell>
          <table:table-cell office:value-type="float" office:value="1.31272989917311" calcext:value-type="float">
            <text:p>1,312730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1006" calcext:value-type="float">
            <text:p>0,1006</text:p>
          </table:table-cell>
          <table:table-cell office:value-type="string" calcext:value-type="string">
            <text:p>root_mean_squared_error</text:p>
          </table:table-cell>
          <table:table-cell office:value-type="float" office:value="1.45259223731135" calcext:value-type="float">
            <text:p>1,4525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0584" calcext:value-type="float">
            <text:p>0,0584</text:p>
          </table:table-cell>
          <table:table-cell office:value-type="string" calcext:value-type="string">
            <text:p>root_mean_squared_error</text:p>
          </table:table-cell>
          <table:table-cell office:value-type="float" office:value="1.4239005423019" calcext:value-type="float">
            <text:p>1,423901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1794" calcext:value-type="float">
            <text:p>0,1794</text:p>
          </table:table-cell>
          <table:table-cell office:value-type="string" calcext:value-type="string">
            <text:p>root_mean_squared_error</text:p>
          </table:table-cell>
          <table:table-cell office:value-type="float" office:value="1.46567184658062" calcext:value-type="float">
            <text:p>1,4656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0.0575" calcext:value-type="float">
            <text:p>0,0575</text:p>
          </table:table-cell>
          <table:table-cell office:value-type="string" calcext:value-type="string">
            <text:p>mean_absolute_error</text:p>
          </table:table-cell>
          <table:table-cell office:value-type="float" office:value="1.12410403059601" calcext:value-type="float">
            <text:p>1,124104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1292" calcext:value-type="float">
            <text:p>0,1292</text:p>
          </table:table-cell>
          <table:table-cell office:value-type="string" calcext:value-type="string">
            <text:p>mean_absolute_error</text:p>
          </table:table-cell>
          <table:table-cell office:value-type="float" office:value="1.35490544178044" calcext:value-type="float">
            <text:p>1,3549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0778" calcext:value-type="float">
            <text:p>0,0778</text:p>
          </table:table-cell>
          <table:table-cell office:value-type="string" calcext:value-type="string">
            <text:p>mean_absolute_error</text:p>
          </table:table-cell>
          <table:table-cell office:value-type="float" office:value="1.08039194405493" calcext:value-type="float">
            <text:p>1,080392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2957" calcext:value-type="float">
            <text:p>0,2957</text:p>
          </table:table-cell>
          <table:table-cell office:value-type="string" calcext:value-type="string">
            <text:p>mean_absolute_error</text:p>
          </table:table-cell>
          <table:table-cell office:value-type="float" office:value="1.08863139683475" calcext:value-type="float">
            <text:p>1,0886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0.0742" calcext:value-type="float">
            <text:p>0,0742</text:p>
          </table:table-cell>
          <table:table-cell office:value-type="string" calcext:value-type="string">
            <text:p>r2_score</text:p>
          </table:table-cell>
          <table:table-cell office:value-type="float" office:value="0.170153891690174" calcext:value-type="float">
            <text:p>0,170154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1073" calcext:value-type="float">
            <text:p>0,1073</text:p>
          </table:table-cell>
          <table:table-cell office:value-type="string" calcext:value-type="string">
            <text:p>r2_score</text:p>
          </table:table-cell>
          <table:table-cell office:value-type="float" office:value="0.264786879593913" calcext:value-type="float">
            <text:p>0,2647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0588" calcext:value-type="float">
            <text:p>0,0588</text:p>
          </table:table-cell>
          <table:table-cell office:value-type="string" calcext:value-type="string">
            <text:p>r2_score</text:p>
          </table:table-cell>
          <table:table-cell office:value-type="float" office:value="0.0407224159516036" calcext:value-type="float">
            <text:p>0,040722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1086" calcext:value-type="float">
            <text:p>0,1086</text:p>
          </table:table-cell>
          <table:table-cell office:value-type="string" calcext:value-type="string">
            <text:p>r2_score</text:p>
          </table:table-cell>
          <table:table-cell office:value-type="float" office:value="0.174820580289206" calcext:value-type="float">
            <text:p>0,1748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0.1578" calcext:value-type="float">
            <text:p>0,1578</text:p>
          </table:table-cell>
          <table:table-cell office:value-type="string" calcext:value-type="string">
            <text:p>root_mean_squared_error</text:p>
          </table:table-cell>
          <table:table-cell office:value-type="float" office:value="1.33876415553131" calcext:value-type="float">
            <text:p>1,338764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1449" calcext:value-type="float">
            <text:p>0,1449</text:p>
          </table:table-cell>
          <table:table-cell office:value-type="string" calcext:value-type="string">
            <text:p>root_mean_squared_error</text:p>
          </table:table-cell>
          <table:table-cell office:value-type="float" office:value="1.35819582329413" calcext:value-type="float">
            <text:p>1,3581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0.0558" calcext:value-type="float">
            <text:p>0,0558</text:p>
          </table:table-cell>
          <table:table-cell office:value-type="string" calcext:value-type="string">
            <text:p>r2_score</text:p>
          </table:table-cell>
          <table:table-cell office:value-type="float" office:value="0.0120689035449736" calcext:value-type="float">
            <text:p>0,012069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325" calcext:value-type="float">
            <text:p>0,3250</text:p>
          </table:table-cell>
          <table:table-cell office:value-type="string" calcext:value-type="string">
            <text:p>r2_score</text:p>
          </table:table-cell>
          <table:table-cell office:value-type="float" office:value="-0.468996725270199" calcext:value-type="float">
            <text:p>-0,4689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30" calcext:value-type="float">
            <text:p>30</text:p>
          </table:table-cell>
          <table:table-cell office:value-type="float" office:value="0.0695" calcext:value-type="float">
            <text:p>0,0695</text:p>
          </table:table-cell>
          <table:table-cell office:value-type="string" calcext:value-type="string">
            <text:p>root_mean_squared_error</text:p>
          </table:table-cell>
          <table:table-cell office:value-type="float" office:value="1.51216867068959" calcext:value-type="float">
            <text:p>1,512169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29" calcext:value-type="float">
            <text:p>29</text:p>
          </table:table-cell>
          <table:table-cell office:value-type="float" office:value="0.1845" calcext:value-type="float">
            <text:p>0,1845</text:p>
          </table:table-cell>
          <table:table-cell office:value-type="string" calcext:value-type="string">
            <text:p>root_mean_squared_error</text:p>
          </table:table-cell>
          <table:table-cell office:value-type="float" office:value="1.83704013260937" calcext:value-type="float">
            <text:p>1,83704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30" calcext:value-type="float">
            <text:p>30</text:p>
          </table:table-cell>
          <table:table-cell office:value-type="float" office:value="0.0637" calcext:value-type="float">
            <text:p>0,0637</text:p>
          </table:table-cell>
          <table:table-cell office:value-type="string" calcext:value-type="string">
            <text:p>r2_score</text:p>
          </table:table-cell>
          <table:table-cell office:value-type="float" office:value="0.122990795214863" calcext:value-type="float">
            <text:p>0,122991</text:p>
          </table:table-cell>
          <table:table-cell/>
          <table:table-cell office:value-type="string" calcext:value-type="string">
            <text:p>datasets/dataset.csv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29" calcext:value-type="float">
            <text:p>29</text:p>
          </table:table-cell>
          <table:table-cell office:value-type="float" office:value="0.1168" calcext:value-type="float">
            <text:p>0,1168</text:p>
          </table:table-cell>
          <table:table-cell office:value-type="string" calcext:value-type="string">
            <text:p>r2_score</text:p>
          </table:table-cell>
          <table:table-cell office:value-type="float" office:value="0.211314827394086" calcext:value-type="float">
            <text:p>0,211315</text:p>
          </table:table-cell>
          <table:table-cell table:number-columns-repeated="1008"/>
        </table:table-row>
      </table:table>
      <table:table table:name="tps_execution" table:style-name="ta1">
        <table:table-column table:style-name="co6" table:default-cell-style-name="ce5"/>
        <table:table-column table:style-name="co9" table:default-cell-style-name="ce5"/>
        <table:table-column table:style-name="co4" table:default-cell-style-name="ce7"/>
        <table:table-column table:style-name="co5" table:default-cell-style-name="ce5"/>
        <table:table-column table:style-name="co8" table:default-cell-style-name="Default"/>
        <table:table-column table:style-name="co6" table:default-cell-style-name="ce5"/>
        <table:table-column table:style-name="co9" table:default-cell-style-name="ce5"/>
        <table:table-column table:style-name="co6" table:default-cell-style-name="ce7"/>
        <table:table-column table:style-name="co5" table:default-cell-style-name="ce5"/>
        <table:table-column table:style-name="co10" table:default-cell-style-name="Default"/>
        <table:table-column table:style-name="co11" table:default-cell-style-name="Default"/>
        <table:table-column table:style-name="co8" table:number-columns-repeated="1007" table:default-cell-style-name="Default"/>
        <table:table-row table:style-name="ro1">
          <table:table-cell table:style-name="ce3" office:value-type="string" calcext:value-type="string" table:number-columns-spanned="4" table:number-rows-spanned="1">
            <text:p>R </text:p>
          </table:table-cell>
          <table:covered-table-cell table:number-columns-repeated="3" table:style-name="Default"/>
          <table:table-cell/>
          <table:table-cell table:style-name="ce12" office:value-type="string" calcext:value-type="string" table:number-columns-spanned="4" table:number-rows-spanned="1">
            <text:p>Python</text:p>
          </table:table-cell>
          <table:covered-table-cell table:number-columns-repeated="3" table:style-name="ce19"/>
          <table:table-cell table:number-columns-repeated="1009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/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Duree (ms)</text:p>
          </table:table-cell>
          <table:table-cell table:style-name="ce4" office:value-type="string" calcext:value-type="string">
            <text:p><text:s/>Type Erreur</text:p>
          </table:table-cell>
          <table:table-cell/>
          <table:table-cell table:style-name="ce9" table:number-columns-repeated="1008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558" calcext:value-type="float">
            <text:p>0,0558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006" calcext:value-type="float">
            <text:p>0,1006</text:p>
          </table:table-cell>
          <table:table-cell office:value-type="string" calcext:value-type="string">
            <text:p>root_mean_squared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575" calcext:value-type="float">
            <text:p>0,0575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073" calcext:value-type="float">
            <text:p>0,1073</text:p>
          </table:table-cell>
          <table:table-cell office:value-type="string" calcext:value-type="string">
            <text:p>r2_sco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0584" calcext:value-type="float">
            <text:p>0,0584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1086" calcext:value-type="float">
            <text:p>0,1086</text:p>
          </table:table-cell>
          <table:table-cell office:value-type="string" calcext:value-type="string">
            <text:p>r2_sco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0588" calcext:value-type="float">
            <text:p>0,0588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1112" calcext:value-type="float">
            <text:p>0,1112</text:p>
          </table:table-cell>
          <table:table-cell office:value-type="string" calcext:value-type="string">
            <text:p>mean_absolute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0615" calcext:value-type="float">
            <text:p>0,0615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float" office:value="0.1159" calcext:value-type="float">
            <text:p>0,1159</text:p>
          </table:table-cell>
          <table:table-cell office:value-type="string" calcext:value-type="string">
            <text:p>mean_absolute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0637" calcext:value-type="float">
            <text:p>0,0637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1168" calcext:value-type="float">
            <text:p>0,1168</text:p>
          </table:table-cell>
          <table:table-cell office:value-type="string" calcext:value-type="string">
            <text:p>r2_sco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0683" calcext:value-type="float">
            <text:p>0,0683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1262" calcext:value-type="float">
            <text:p>0,1262</text:p>
          </table:table-cell>
          <table:table-cell office:value-type="string" calcext:value-type="string">
            <text:p>r2_sco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float" office:value="0.0695" calcext:value-type="float">
            <text:p>0,0695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1284" calcext:value-type="float">
            <text:p>0,1284</text:p>
          </table:table-cell>
          <table:table-cell office:value-type="string" calcext:value-type="string">
            <text:p>root_mean_squared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0.0717" calcext:value-type="float">
            <text:p>0,0717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1292" calcext:value-type="float">
            <text:p>0,1292</text:p>
          </table:table-cell>
          <table:table-cell office:value-type="string" calcext:value-type="string">
            <text:p>mean_absolute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0742" calcext:value-type="float">
            <text:p>0,0742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1449" calcext:value-type="float">
            <text:p>0,1449</text:p>
          </table:table-cell>
          <table:table-cell office:value-type="string" calcext:value-type="string">
            <text:p>root_mean_squared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0761" calcext:value-type="float">
            <text:p>0,0761</text:p>
          </table:table-cell>
          <table:table-cell office:value-type="string" calcext:value-type="string">
            <text:p>r2_score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float" office:value="0.1603" calcext:value-type="float">
            <text:p>0,1603</text:p>
          </table:table-cell>
          <table:table-cell office:value-type="string" calcext:value-type="string">
            <text:p>mean_absolute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0778" calcext:value-type="float">
            <text:p>0,0778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float" office:value="0.1794" calcext:value-type="float">
            <text:p>0,1794</text:p>
          </table:table-cell>
          <table:table-cell office:value-type="string" calcext:value-type="string">
            <text:p>root_mean_squared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float" office:value="0.0791" calcext:value-type="float">
            <text:p>0,0791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1845" calcext:value-type="float">
            <text:p>0,1845</text:p>
          </table:table-cell>
          <table:table-cell office:value-type="string" calcext:value-type="string">
            <text:p>root_mean_squared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float" office:value="0.116" calcext:value-type="float">
            <text:p>0,1160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1991" calcext:value-type="float">
            <text:p>0,1991</text:p>
          </table:table-cell>
          <table:table-cell office:value-type="string" calcext:value-type="string">
            <text:p>root_mean_squared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0.1578" calcext:value-type="float">
            <text:p>0,1578</text:p>
          </table:table-cell>
          <table:table-cell office:value-type="string" calcext:value-type="string">
            <text:p>root_mean_squared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1992" calcext:value-type="float">
            <text:p>0,1992</text:p>
          </table:table-cell>
          <table:table-cell office:value-type="string" calcext:value-type="string">
            <text:p>r2_sco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float" office:value="0.1682" calcext:value-type="float">
            <text:p>0,1682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float" office:value="0.2957" calcext:value-type="float">
            <text:p>0,2957</text:p>
          </table:table-cell>
          <table:table-cell office:value-type="string" calcext:value-type="string">
            <text:p>mean_absolute_err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float" office:value="0.1802" calcext:value-type="float">
            <text:p>0,1802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float" office:value="0.325" calcext:value-type="float">
            <text:p>0,3250</text:p>
          </table:table-cell>
          <table:table-cell office:value-type="string" calcext:value-type="string">
            <text:p>r2_sco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float" office:value="4.1273" calcext:value-type="float">
            <text:p>4,1273</text:p>
          </table:table-cell>
          <table:table-cell office:value-type="string" calcext:value-type="string">
            <text:p>mean_absolute_error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float" office:value="0.3694" calcext:value-type="float">
            <text:p>0,3694</text:p>
          </table:table-cell>
          <table:table-cell office:value-type="string" calcext:value-type="string">
            <text:p>mean_absolute_error</text:p>
          </table:table-cell>
          <table:table-cell table:number-columns-repeated="100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Temps d’execution moyen (ms)</text:p>
          </table:table-cell>
          <table:table-cell table:style-name="Default" table:number-columns-repeated="2"/>
          <table:table-cell/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Temps d’execution moyen (ms)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regressionTree</text:p>
          </table:table-cell>
          <table:table-cell table:formula="of:=AVERAGEIF([.A1:.A18];&quot;regressionTree&quot;;[.C1:.C18])" office:value-type="float" office:value="0.0637" calcext:value-type="float">
            <text:p>0,0637</text:p>
          </table:table-cell>
          <table:table-cell table:style-name="Default" table:number-columns-repeated="2"/>
          <table:table-cell/>
          <table:table-cell office:value-type="string" calcext:value-type="string">
            <text:p>linear</text:p>
          </table:table-cell>
          <table:table-cell table:formula="of:=AVERAGEIF([.F3:.F20];&quot;linear&quot;;[.H3:.H20])" office:value-type="float" office:value="0.121866666666667" calcext:value-type="float">
            <text:p>0,121866666666667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linear</text:p>
          </table:table-cell>
          <table:table-cell table:formula="of:=AVERAGEIF([.A4:.A21];&quot;linear&quot;;[.C4:.C21])" office:value-type="float" office:value="0.102166666666667" calcext:value-type="float">
            <text:p>0,102166666666667</text:p>
          </table:table-cell>
          <table:table-cell table:style-name="Default" table:number-columns-repeated="2"/>
          <table:table-cell/>
          <table:table-cell office:value-type="string" calcext:value-type="string">
            <text:p>regressionTree</text:p>
          </table:table-cell>
          <table:table-cell table:formula="of:=AVERAGEIF([.F2:.F19];&quot;regressionTree&quot;;[.H2:.H19])" office:value-type="float" office:value="0.172666666666667" calcext:value-type="float">
            <text:p>0,172666666666667</text:p>
          </table:table-cell>
          <table:table-cell table:style-name="Default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SVM</text:p>
          </table:table-cell>
          <table:table-cell table:formula="of:=AVERAGEIF([.A4:.A21];&quot;SVM&quot;;[.C4:.C21])" office:value-type="float" office:value="0.771116666666667" calcext:value-type="float">
            <text:p>0,771116666666667</text:p>
          </table:table-cell>
          <table:table-cell table:style-name="Default" table:number-columns-repeated="2"/>
          <table:table-cell/>
          <table:table-cell office:value-type="string" calcext:value-type="string">
            <text:p>SVM</text:p>
          </table:table-cell>
          <table:table-cell table:formula="of:=AVERAGEIF([.F4:.F21];&quot;SVM&quot;;[.H4:.H21])" office:value-type="float" office:value="0.222416666666667" calcext:value-type="float">
            <text:p>0,222416666666667</text:p>
          </table:table-cell>
          <table:table-cell table:style-name="Default" table:number-columns-repeated="2"/>
          <table:table-cell table:number-columns-repeated="1009"/>
        </table:table-row>
        <table:table-row table:style-name="ro1" table:number-rows-repeated="6"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13"/>
          <table:table-cell table:style-name="ce14" office:value-type="string" calcext:value-type="string" table:number-columns-spanned="3" table:number-rows-spanned="1">
            <text:p>Temps d’execution moyen (ms)</text:p>
          </table:table-cell>
          <table:covered-table-cell table:number-columns-repeated="2" table:style-name="ce4"/>
          <table:table-cell/>
          <table:table-cell table:style-name="Default" table:number-columns-repeated="2"/>
          <table:table-cell table:style-name="ce13"/>
          <table:table-cell table:style-name="ce14" office:value-type="string" calcext:value-type="string" table:number-columns-spanned="3" table:number-rows-spanned="1">
            <text:p>Temps d’execution moyen (ms)</text:p>
          </table:table-cell>
          <table:covered-table-cell table:number-columns-repeated="2" table:style-name="ce4"/>
          <table:table-cell table:number-columns-repeated="1007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2</text:p>
          </table:table-cell>
          <table:table-cell/>
          <table:table-cell table:style-name="Default" table:number-columns-repeated="2"/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inear</text:p>
          </table:table-cell>
          <table:table-cell table:formula="of:=AVERAGEIFS([.B3:.B20];[.A3:.A20];&quot;linear&quot;;[.D3:.D20];&quot;root_mean_squared_error&quot;)" office:value-type="string" office:string-value="" calcext:value-type="error">
            <text:p>#DIV/0 !</text:p>
          </table:table-cell>
          <table:table-cell table:style-name="ce5" table:formula="of:=AVERAGEIFS([.B3:.B20];[.A3:.A20];&quot;linear&quot;;[.D3:.D20];&quot;mean_absolute_error&quot;)" office:value-type="string" office:string-value="" calcext:value-type="error">
            <text:p>#DIV/0 !</text:p>
          </table:table-cell>
          <table:table-cell table:formula="of:=AVERAGEIFS([.B3:.B20];[.A3:.A20];&quot;linear&quot;;[.D3:.D20];&quot;r2_score&quot;)" office:value-type="string" office:string-value="" calcext:value-type="error">
            <text:p>#DIV/0 !</text:p>
          </table:table-cell>
          <table:table-cell/>
          <table:table-cell table:style-name="Default" table:number-columns-repeated="2"/>
          <table:table-cell table:style-name="ce5" office:value-type="string" calcext:value-type="string">
            <text:p>linear</text:p>
          </table:table-cell>
          <table:table-cell table:formula="of:=AVERAGEIFS([.F3:.F20];[.H3:.H20];&quot;linear&quot;;[.G3:.G20];&quot;root_mean_squared_error&quot;)" office:value-type="string" office:string-value="" calcext:value-type="error">
            <text:p>#DIV/0 !</text:p>
          </table:table-cell>
          <table:table-cell table:style-name="ce5" table:formula="of:=AVERAGEIFS([.F3:.F20];[.H3:.H20];&quot;linear&quot;;[.G3:.G20];&quot;mean_absolute_error&quot;)" office:value-type="string" office:string-value="" calcext:value-type="error">
            <text:p>#DIV/0 !</text:p>
          </table:table-cell>
          <table:table-cell table:style-name="ce5" table:formula="of:=AVERAGEIFS([.F3:.F20];[.H3:.H20];&quot;linear&quot;;[.G3:.G20];&quot;r2_score&quot;)" office:value-type="string" office:string-value="" calcext:value-type="error">
            <text:p>#DIV/0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VM</text:p>
          </table:table-cell>
          <table:table-cell table:formula="of:=AVERAGEIFS([.B3:.B20];[.A3:.A20];&quot;SVM&quot;;[.D3:.D20];&quot;root_mean_squared_error&quot;)" office:value-type="string" office:string-value="" calcext:value-type="error">
            <text:p>#DIV/0 !</text:p>
          </table:table-cell>
          <table:table-cell table:style-name="ce5" table:formula="of:=AVERAGEIFS([.B3:.B20];[.A3:.A20];&quot;SVM&quot;;[.D3:.D20];&quot;mean_absolute_error&quot;)" office:value-type="string" office:string-value="" calcext:value-type="error">
            <text:p>#DIV/0 !</text:p>
          </table:table-cell>
          <table:table-cell table:formula="of:=AVERAGEIFS([.B3:.B20];[.A3:.A20];&quot;SVM&quot;;[.D3:.D20];&quot;r2_score&quot;)" office:value-type="string" office:string-value="" calcext:value-type="error">
            <text:p>#DIV/0 !</text:p>
          </table:table-cell>
          <table:table-cell/>
          <table:table-cell table:style-name="Default" table:number-columns-repeated="2"/>
          <table:table-cell table:style-name="ce5" office:value-type="string" calcext:value-type="string">
            <text:p>SVM</text:p>
          </table:table-cell>
          <table:table-cell table:formula="of:=AVERAGEIFS([.F3:.F20];[.H3:.H20];&quot;SVM&quot;;[.G3:.G20];&quot;root_mean_squared_error&quot;)" office:value-type="string" office:string-value="" calcext:value-type="error">
            <text:p>#DIV/0 !</text:p>
          </table:table-cell>
          <table:table-cell table:style-name="ce5" table:formula="of:=AVERAGEIFS([.F3:.F20];[.H3:.H20];&quot;SVM&quot;;[.G3:.G20];&quot;mean_absolute_error&quot;)" office:value-type="string" office:string-value="" calcext:value-type="error">
            <text:p>#DIV/0 !</text:p>
          </table:table-cell>
          <table:table-cell table:style-name="ce5" table:formula="of:=AVERAGEIFS([.F3:.F20];[.H3:.H20];&quot;SVM&quot;;[.G3:.G20];&quot;r2_score&quot;)" office:value-type="string" office:string-value="" calcext:value-type="error">
            <text:p>#DIV/0 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gressionTree</text:p>
          </table:table-cell>
          <table:table-cell table:formula="of:=AVERAGEIFS([.B3:.B20];[.A3:.A20];&quot;regressionTree&quot;;[.D3:.D20];&quot;root_mean_squared_error&quot;)" office:value-type="string" office:string-value="" calcext:value-type="error">
            <text:p>#DIV/0 !</text:p>
          </table:table-cell>
          <table:table-cell table:style-name="ce5" table:formula="of:=AVERAGEIFS([.B3:.B20];[.A3:.A20];&quot;regressionTree&quot;;[.D3:.D20];&quot;mean_absolute_error&quot;)" office:value-type="string" office:string-value="" calcext:value-type="error">
            <text:p>#DIV/0 !</text:p>
          </table:table-cell>
          <table:table-cell table:formula="of:=AVERAGEIFS([.B3:.B20];[.A3:.A20];&quot;regressionTree&quot;;[.D3:.D20];&quot;r2_score&quot;)" office:value-type="string" office:string-value="" calcext:value-type="error">
            <text:p>#DIV/0 !</text:p>
          </table:table-cell>
          <table:table-cell/>
          <table:table-cell table:style-name="Default" table:number-columns-repeated="2"/>
          <table:table-cell table:style-name="ce5" office:value-type="string" calcext:value-type="string">
            <text:p>regressionTree</text:p>
          </table:table-cell>
          <table:table-cell table:formula="of:=AVERAGEIFS([.F3:.F20];[.H3:.H20];&quot;regressionTree&quot;;[.G3:.G20];&quot;root_mean_squared_error&quot;)" office:value-type="string" office:string-value="" calcext:value-type="error">
            <text:p>#DIV/0 !</text:p>
          </table:table-cell>
          <table:table-cell table:style-name="ce5" table:formula="of:=AVERAGEIFS([.F3:.F20];[.H3:.H20];&quot;regressionTree&quot;;[.G3:.G20];&quot;mean_absolute_error&quot;)" office:value-type="string" office:string-value="" calcext:value-type="error">
            <text:p>#DIV/0 !</text:p>
          </table:table-cell>
          <table:table-cell table:style-name="ce5" table:formula="of:=AVERAGEIFS([.F3:.F20];[.H3:.H20];&quot;regressionTree&quot;;[.G3:.G20];&quot;r2_score&quot;)" office:value-type="string" office:string-value="" calcext:value-type="error">
            <text:p>#DIV/0 !</text:p>
          </table:table-cell>
          <table:table-cell table:number-columns-repeated="1007"/>
        </table:table-row>
      </table:table>
      <table:table table:name="ecarts_erreurs" table:style-name="ta1">
        <table:table-column table:style-name="co6" table:default-cell-style-name="ce5"/>
        <table:table-column table:style-name="co2" table:default-cell-style-name="ce5"/>
        <table:table-column table:style-name="co5" table:default-cell-style-name="ce5"/>
        <table:table-column table:style-name="co12" table:default-cell-style-name="ce8"/>
        <table:table-column table:style-name="co8" table:default-cell-style-name="Default"/>
        <table:table-column table:style-name="co6" table:default-cell-style-name="ce5"/>
        <table:table-column table:style-name="co2" table:default-cell-style-name="ce5"/>
        <table:table-column table:style-name="co5" table:default-cell-style-name="ce5"/>
        <table:table-column table:style-name="co5" table:default-cell-style-name="ce8"/>
        <table:table-column table:style-name="co12" table:default-cell-style-name="Default"/>
        <table:table-column table:style-name="co8" table:number-columns-repeated="1007" table:default-cell-style-name="Default"/>
        <table:table-row table:style-name="ro1">
          <table:table-cell table:style-name="ce20" office:value-type="string" calcext:value-type="string" table:number-columns-spanned="4" table:number-rows-spanned="1">
            <text:p>R </text:p>
          </table:table-cell>
          <table:covered-table-cell table:number-columns-repeated="3" table:style-name="Default"/>
          <table:table-cell/>
          <table:table-cell table:style-name="ce12" office:value-type="string" calcext:value-type="string" table:number-columns-spanned="4" table:number-rows-spanned="1">
            <text:p>Python</text:p>
          </table:table-cell>
          <table:covered-table-cell table:number-columns-repeated="3" table:style-name="Default"/>
          <table:table-cell table:number-columns-repeated="1008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/>
          <table:table-cell table:style-name="ce4" office:value-type="string" calcext:value-type="string">
            <text:p><text:s/>Algorithme</text:p>
          </table:table-cell>
          <table:table-cell table:style-name="ce4" office:value-type="string" calcext:value-type="string">
            <text:p>Variable(s) predictrice(s)</text:p>
          </table:table-cell>
          <table:table-cell table:style-name="ce4" office:value-type="string" calcext:value-type="string">
            <text:p><text:s/>Type Erreur</text:p>
          </table:table-cell>
          <table:table-cell table:style-name="ce4" office:value-type="string" calcext:value-type="string">
            <text:p><text:s/>Erreur</text:p>
          </table:table-cell>
          <table:table-cell table:style-name="ce9"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2_score</text:p>
          </table:table-cell>
          <table:table-cell office:value-type="float" office:value="0.00209511219193885" calcext:value-type="float">
            <text:p>0,002095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2_score</text:p>
          </table:table-cell>
          <table:table-cell office:value-type="float" office:value="-0.468996725270199" calcext:value-type="float">
            <text:p>-0,46899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2_score</text:p>
          </table:table-cell>
          <table:table-cell office:value-type="float" office:value="0.0120689035449736" calcext:value-type="float">
            <text:p>0,012069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2_score</text:p>
          </table:table-cell>
          <table:table-cell office:value-type="float" office:value="0.101440582940173" calcext:value-type="float">
            <text:p>0,10144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2_score</text:p>
          </table:table-cell>
          <table:table-cell office:value-type="float" office:value="0.0407224159516036" calcext:value-type="float">
            <text:p>0,040722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2_score</text:p>
          </table:table-cell>
          <table:table-cell office:value-type="float" office:value="0.174820580289206" calcext:value-type="float">
            <text:p>0,17482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2_score</text:p>
          </table:table-cell>
          <table:table-cell office:value-type="float" office:value="0.119161022285791" calcext:value-type="float">
            <text:p>0,119161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2_score</text:p>
          </table:table-cell>
          <table:table-cell office:value-type="float" office:value="0.211314827394086" calcext:value-type="float">
            <text:p>0,2113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2_score</text:p>
          </table:table-cell>
          <table:table-cell office:value-type="float" office:value="0.122990795214863" calcext:value-type="float">
            <text:p>0,122991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2_score</text:p>
          </table:table-cell>
          <table:table-cell office:value-type="float" office:value="0.259552009161596" calcext:value-type="float">
            <text:p>0,2595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2_score</text:p>
          </table:table-cell>
          <table:table-cell office:value-type="float" office:value="0.170153891690174" calcext:value-type="float">
            <text:p>0,170154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2_score</text:p>
          </table:table-cell>
          <table:table-cell office:value-type="float" office:value="0.264786879593913" calcext:value-type="float">
            <text:p>0,26478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mean_absolute_error</text:p>
          </table:table-cell>
          <table:table-cell office:value-type="float" office:value="1.0471499401131" calcext:value-type="float">
            <text:p>1,047150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ean_absolute_error</text:p>
          </table:table-cell>
          <table:table-cell office:value-type="float" office:value="0.988812060085962" calcext:value-type="float">
            <text:p>0,9888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ean_absolute_error</text:p>
          </table:table-cell>
          <table:table-cell office:value-type="float" office:value="1.08039194405493" calcext:value-type="float">
            <text:p>1,080392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ean_absolute_error</text:p>
          </table:table-cell>
          <table:table-cell office:value-type="float" office:value="1.08863139683475" calcext:value-type="float">
            <text:p>1,0886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mean_absolute_error</text:p>
          </table:table-cell>
          <table:table-cell office:value-type="float" office:value="1.12410403059601" calcext:value-type="float">
            <text:p>1,124104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ean_absolute_error</text:p>
          </table:table-cell>
          <table:table-cell office:value-type="float" office:value="1.09187721140487" calcext:value-type="float">
            <text:p>1,0918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ean_absolute_error</text:p>
          </table:table-cell>
          <table:table-cell office:value-type="float" office:value="1.19470854379877" calcext:value-type="float">
            <text:p>1,194709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mean_absolute_error</text:p>
          </table:table-cell>
          <table:table-cell office:value-type="float" office:value="1.10014584564404" calcext:value-type="float">
            <text:p>1,10014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ean_absolute_error</text:p>
          </table:table-cell>
          <table:table-cell office:value-type="float" office:value="1.19822390745477" calcext:value-type="float">
            <text:p>1,198224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mean_absolute_error</text:p>
          </table:table-cell>
          <table:table-cell office:value-type="float" office:value="1.1159426635866" calcext:value-type="float">
            <text:p>1,11594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mean_absolute_error</text:p>
          </table:table-cell>
          <table:table-cell office:value-type="float" office:value="1.21819371435147" calcext:value-type="float">
            <text:p>1,218194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mean_absolute_error</text:p>
          </table:table-cell>
          <table:table-cell office:value-type="float" office:value="1.35490544178044" calcext:value-type="float">
            <text:p>1,3549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oot_mean_squared_error</text:p>
          </table:table-cell>
          <table:table-cell office:value-type="float" office:value="1.31272989917311" calcext:value-type="float">
            <text:p>1,31273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oot_mean_squared_error</text:p>
          </table:table-cell>
          <table:table-cell office:value-type="float" office:value="1.35819582329413" calcext:value-type="float">
            <text:p>1,35819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oot_mean_squared_error</text:p>
          </table:table-cell>
          <table:table-cell office:value-type="float" office:value="1.33876415553131" calcext:value-type="float">
            <text:p>1,338764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oot_mean_squared_error</text:p>
          </table:table-cell>
          <table:table-cell office:value-type="float" office:value="1.45259223731135" calcext:value-type="float">
            <text:p>1,4525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oot_mean_squared_error</text:p>
          </table:table-cell>
          <table:table-cell office:value-type="float" office:value="1.39236246579773" calcext:value-type="float">
            <text:p>1,392362</text:p>
          </table:table-cell>
          <table:table-cell/>
          <table:table-cell office:value-type="string" calcext:value-type="string">
            <text:p>linear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oot_mean_squared_error</text:p>
          </table:table-cell>
          <table:table-cell office:value-type="float" office:value="1.46567184658062" calcext:value-type="float">
            <text:p>1,4656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oot_mean_squared_error</text:p>
          </table:table-cell>
          <table:table-cell office:value-type="float" office:value="1.4239005423019" calcext:value-type="float">
            <text:p>1,423901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oot_mean_squared_error</text:p>
          </table:table-cell>
          <table:table-cell office:value-type="float" office:value="1.47152336633169" calcext:value-type="float">
            <text:p>1,47152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root_mean_squared_error</text:p>
          </table:table-cell>
          <table:table-cell office:value-type="float" office:value="1.50016959080479" calcext:value-type="float">
            <text:p>1,500170</text:p>
          </table:table-cell>
          <table:table-cell/>
          <table:table-cell office:value-type="string" calcext:value-type="string">
            <text:p>SVM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root_mean_squared_error</text:p>
          </table:table-cell>
          <table:table-cell office:value-type="float" office:value="1.48040076654244" calcext:value-type="float">
            <text:p>1,48040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ressionTree</text:p>
          </table:table-cell>
          <table:table-cell office:value-type="string" calcext:value-type="string">
            <text:p>[2, 3, 10, 11]</text:p>
          </table:table-cell>
          <table:table-cell office:value-type="string" calcext:value-type="string">
            <text:p>root_mean_squared_error</text:p>
          </table:table-cell>
          <table:table-cell office:value-type="float" office:value="1.51216867068959" calcext:value-type="float">
            <text:p>1,512169</text:p>
          </table:table-cell>
          <table:table-cell/>
          <table:table-cell office:value-type="string" calcext:value-type="string">
            <text:p>regressionTree</text:p>
          </table:table-cell>
          <table:table-cell office:value-type="string" calcext:value-type="string">
            <text:p>[1, 2, 9, 10]</text:p>
          </table:table-cell>
          <table:table-cell office:value-type="string" calcext:value-type="string">
            <text:p>root_mean_squared_error</text:p>
          </table:table-cell>
          <table:table-cell office:value-type="float" office:value="1.83704013260937" calcext:value-type="float">
            <text:p>1,837040</text:p>
          </table:table-cell>
          <table:table-cell table:number-columns-repeated="1008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/>
          <table:table-cell table:style-name="ce14" office:value-type="string" calcext:value-type="string" table:number-columns-spanned="3" table:number-rows-spanned="1">
            <text:p>Erreur moyenne</text:p>
          </table:table-cell>
          <table:covered-table-cell table:number-columns-repeated="2" table:style-name="ce4"/>
          <table:table-cell/>
          <table:table-cell table:style-name="ce13"/>
          <table:table-cell table:style-name="ce14" office:value-type="string" calcext:value-type="string" table:number-columns-spanned="3" table:number-rows-spanned="1">
            <text:p>Erreur moyenne</text:p>
          </table:table-cell>
          <table:covered-table-cell table:number-columns-repeated="2" table:style-name="ce4"/>
          <table:table-cell table:number-columns-repeated="1008"/>
        </table:table-row>
        <table:table-row table:style-name="ro1"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2</text:p>
          </table:table-cell>
          <table:table-cell/>
          <table:table-cell table:style-name="ce4" office:value-type="string" calcext:value-type="string">
            <text:p>Algorithme</text:p>
          </table:table-cell>
          <table:table-cell table:style-name="ce4" office:value-type="string" calcext:value-type="string">
            <text:p>RMSE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near</text:p>
          </table:table-cell>
          <table:table-cell table:formula="of:=AVERAGEIFS([.D3:.D20];[.A3:.A20];&quot;linear&quot;;[.C3:.C20];&quot;root_mean_squared_error&quot;)" office:value-type="float" office:value="1.36831522073751" calcext:value-type="float">
            <text:p>1,36831522073751</text:p>
          </table:table-cell>
          <table:table-cell table:formula="of:=AVERAGEIFS([.D3:.D20];[.A3:.A20];&quot;linear&quot;;[.C3:.C20];&quot;mean_absolute_error&quot;)" office:value-type="float" office:value="1.20820881090312" calcext:value-type="float">
            <text:p>1,20820881090312</text:p>
          </table:table-cell>
          <table:table-cell table:style-name="ce5" table:formula="of:=AVERAGEIFS([.D3:.D20];[.A3:.A20];&quot;linear&quot;;[.C3:.C20];&quot;r2_score&quot;)" office:value-type="float" office:value="0.146572343452519" calcext:value-type="float">
            <text:p>0,146572343452519</text:p>
          </table:table-cell>
          <table:table-cell/>
          <table:table-cell office:value-type="string" calcext:value-type="string">
            <text:p>linear</text:p>
          </table:table-cell>
          <table:table-cell table:formula="of:=AVERAGEIFS([.I3:.I20];[.F3:.F20];&quot;linear&quot;;[.H3:.H20];&quot;root_mean_squared_error&quot;)" office:value-type="float" office:value="1.45913204194599" calcext:value-type="float">
            <text:p>1,45913204194599</text:p>
          </table:table-cell>
          <table:table-cell table:formula="of:=AVERAGEIFS([.I3:.I20];[.F3:.F20];&quot;linear&quot;;[.H3:.H20];&quot;mean_absolute_error&quot;)" office:value-type="float" office:value="1.09601152852446" calcext:value-type="float">
            <text:p>1,09601152852446</text:p>
          </table:table-cell>
          <table:table-cell table:style-name="ce5" table:formula="of:=AVERAGEIFS([.I3:.I20];[.F3:.F20];&quot;linear&quot;;[.H3:.H20];&quot;r2_score&quot;)" office:value-type="float" office:value="0.238050853494" calcext:value-type="float">
            <text:p>0,2380508534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VM</text:p>
          </table:table-cell>
          <table:table-cell table:formula="of:=AVERAGEIFS([.D3:.D20];[.A3:.A20];&quot;SVM&quot;;[.C3:.C20];&quot;root_mean_squared_error&quot;)" office:value-type="float" office:value="1.36556331066452" calcext:value-type="float">
            <text:p>1,36556331066452</text:p>
          </table:table-cell>
          <table:table-cell table:formula="of:=AVERAGEIFS([.D3:.D20];[.A3:.A20];&quot;SVM&quot;;[.C3:.C20];&quot;mean_absolute_error&quot;)" office:value-type="float" office:value="1.06377094208402" calcext:value-type="float">
            <text:p>1,06377094208402</text:p>
          </table:table-cell>
          <table:table-cell table:style-name="ce5" table:formula="of:=AVERAGEIFS([.D3:.D20];[.A3:.A20];&quot;SVM&quot;;[.C3:.C20];&quot;r2_score&quot;)" office:value-type="float" office:value="0.0606280672388649" calcext:value-type="float">
            <text:p>0,060628067238865</text:p>
          </table:table-cell>
          <table:table-cell/>
          <table:table-cell office:value-type="string" calcext:value-type="string">
            <text:p>SVM</text:p>
          </table:table-cell>
          <table:table-cell table:formula="of:=AVERAGEIFS([.I3:.I20];[.F3:.F20];&quot;SVM&quot;;[.H3:.H20];&quot;root_mean_squared_error&quot;)" office:value-type="float" office:value="1.41929829491828" calcext:value-type="float">
            <text:p>1,41929829491828</text:p>
          </table:table-cell>
          <table:table-cell table:formula="of:=AVERAGEIFS([.I3:.I20];[.F3:.F20];&quot;SVM&quot;;[.H3:.H20];&quot;mean_absolute_error&quot;)" office:value-type="float" office:value="1.10228703021067" calcext:value-type="float">
            <text:p>1,10228703021067</text:p>
          </table:table-cell>
          <table:table-cell table:style-name="ce5" table:formula="of:=AVERAGEIFS([.I3:.I20];[.F3:.F20];&quot;SVM&quot;;[.H3:.H20];&quot;r2_score&quot;)" office:value-type="float" office:value="0.180496296050885" calcext:value-type="float">
            <text:p>0,1804962960508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gressionTree</text:p>
          </table:table-cell>
          <table:table-cell table:formula="of:=AVERAGEIFS([.D3:.D20];[.A3:.A20];&quot;regressionTree&quot;;[.C3:.C20];&quot;root_mean_squared_error&quot;)" office:value-type="float" office:value="1.50616913074719" calcext:value-type="float">
            <text:p>1,50616913074719</text:p>
          </table:table-cell>
          <table:table-cell table:formula="of:=AVERAGEIFS([.D3:.D20];[.A3:.A20];&quot;regressionTree&quot;;[.C3:.C20];&quot;mean_absolute_error&quot;)" office:value-type="float" office:value="1.15940628719739" calcext:value-type="float">
            <text:p>1,15940628719739</text:p>
          </table:table-cell>
          <table:table-cell table:style-name="ce5" table:formula="of:=AVERAGEIFS([.D3:.D20];[.A3:.A20];&quot;regressionTree&quot;;[.C3:.C20];&quot;r2_score&quot;)" office:value-type="float" office:value="0.0263956597482886" calcext:value-type="float">
            <text:p>0,026395659748289</text:p>
          </table:table-cell>
          <table:table-cell/>
          <table:table-cell office:value-type="string" calcext:value-type="string">
            <text:p>regressionTree</text:p>
          </table:table-cell>
          <table:table-cell table:formula="of:=AVERAGEIFS([.I3:.I20];[.F3:.F20];&quot;regressionTree&quot;;[.H3:.H20];&quot;root_mean_squared_error&quot;)" office:value-type="float" office:value="1.65428174947053" calcext:value-type="float">
            <text:p>1,65428174947053</text:p>
          </table:table-cell>
          <table:table-cell table:formula="of:=AVERAGEIFS([.I3:.I20];[.F3:.F20];&quot;regressionTree&quot;;[.H3:.H20];&quot;mean_absolute_error&quot;)" office:value-type="float" office:value="1.1718587509332" calcext:value-type="float">
            <text:p>1,1718587509332</text:p>
          </table:table-cell>
          <table:table-cell table:style-name="ce5" table:formula="of:=AVERAGEIFS([.I3:.I20];[.F3:.F20];&quot;regressionTree&quot;;[.H3:.H20];&quot;r2_score&quot;)" office:value-type="float" office:value="-0.147088072490497" calcext:value-type="float">
            <text:p>-0,147088072490497</text:p>
          </table:table-cell>
          <table:table-cell table:number-columns-repeated="1008"/>
        </table:table-row>
      </table:table>
      <table:named-expressions/>
      <table:database-ranges>
        <table:database-range table:name="__Anonymous_Sheet_DB__0" table:target-range-address="resultats.A1:resultats.AMJ1048576" table:contains-header="false"/>
        <table:database-range table:name="__Anonymous_Sheet_DB__1" table:target-range-address="tps_execution.F22:tps_execution.G25">
          <table:sort>
            <table:sort-by table:field-number="1" table:data-type="automatic"/>
          </table:sort>
        </table:database-range>
        <table:database-range table:name="__Anonymous_Sheet_DB__2" table:target-range-address="ecarts_erreurs.F2:ecarts_erreurs.I2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4" number:min-decimal-places="4" number:min-integer-digits="1" number:grouping="true"/>
    </number:number-style>
    <number:number-style style:name="N108" number:title="Défini par l'utilisateur">
      <number:number number:decimal-places="4" number:min-decimal-places="4" number:min-integer-digits="1"/>
    </number:number-style>
    <number:number-style style:name="N109" number:title="Défini par l'utilisateur">
      <number:number number:decimal-places="6" number:min-decimal-places="6" number:min-integer-digits="1" number:grouping="true"/>
    </number:number-style>
    <number:number-style style:name="N110" number:title="Défini par l'utilisateur">
      <number:number number:decimal-places="4" number:min-decimal-places="4" number:min-integer-digits="0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1:33:56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1T15:47:59.621000000</meta:creation-date>
    <dc:date>2021-02-12T12:03:20.997000000</dc:date>
    <meta:editing-duration>PT1H27M16S</meta:editing-duration>
    <meta:editing-cycles>16</meta:editing-cycles>
    <meta:generator>LibreOffice/7.0.2.2$Windows_X86_64 LibreOffice_project/8349ace3c3162073abd90d81fd06dcfb6b36b994</meta:generator>
    <meta:document-statistic meta:table-count="3" meta:cell-count="672" meta:object-count="0"/>
  </office:meta>
</office:document-meta>
</file>